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03574d" officeooo:paragraph-rsid="0003574d"/>
    </style:style>
    <style:style style:name="P2" style:family="paragraph" style:parent-style-name="Standard">
      <style:text-properties officeooo:rsid="000db84f" officeooo:paragraph-rsid="0003574d"/>
    </style:style>
    <style:style style:name="P3" style:family="paragraph" style:parent-style-name="Standard">
      <style:text-properties officeooo:rsid="0016e9d4" officeooo:paragraph-rsid="0003574d"/>
    </style:style>
    <style:style style:name="P4" style:family="paragraph" style:parent-style-name="Standard">
      <style:text-properties officeooo:rsid="00158bea" officeooo:paragraph-rsid="0003574d"/>
    </style:style>
    <style:style style:name="T1" style:family="text">
      <style:text-properties officeooo:rsid="0016e9d4"/>
    </style:style>
    <style:style style:name="T2" style:family="text">
      <style:text-properties officeooo:rsid="0016f587"/>
    </style:style>
    <style:style style:name="T3" style:family="text">
      <style:text-properties officeooo:rsid="0003574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inutes: <text:span text:style-name="T3">6</text:span> <text:span text:style-name="T3">Mar</text:span> 2020</text:p>
      <text:p text:style-name="P2">Group I</text:p>
      <text:p text:style-name="P2">Present: <text:span text:style-name="T3">Alex, Colin</text:span>, Mariah, Stefan </text:p>
      <text:p text:style-name="P2">Absent: <text:span text:style-name="T3">Peter</text:span></text:p>
      <text:p text:style-name="P2">Started: <text:span text:style-name="T1">2</text:span>:00 pm</text:p>
      <text:p text:style-name="P2"/>
      <text:p text:style-name="P1">This meeting was focused on tying up any remaining work and documentation to be completed before next week’s submission. In addition, knowledge about what had been learned about mouse adapter events was spread through the team members.</text:p>
      <text:p text:style-name="P3"/>
      <text:p text:style-name="P2"><text:span text:style-name="T3">Peter had a family emergency.</text:span></text:p>
      <text:p text:style-name="P2"/>
      <text:p text:style-name="P1">This meeting started with a demonstration of Stefan’s fully working ClickNPoint version of this project, with no formatting errors or null pointer exceptions. All members were highly impressed at the work that had been done, and discussed if there were any different ways the same actions could be performed, with less code. </text:p>
      <text:p text:style-name="P1"/>
      <text:p text:style-name="P1">Alex suggested that we eliminate border issues in the logic body of the mousePressed function, all members agreed.</text:p>
      <text:p text:style-name="P1"/>
      <text:p text:style-name="P1">Colin and Mariah suggested that we turn the place holder tiles into translucent objects, so that they do not disrupt with the flow of color.</text:p>
      <text:p text:style-name="P1"/>
      <text:p text:style-name="P1">Alex also suggested that we should be able to transfer Jlabel objects anywhere we want on the tile columns, not just the game board.</text:p>
      <text:p text:style-name="P1"/>
      <text:p text:style-name="P1">Stefan made note of these points, and agree to modify has program such that it smoothed out these bugs.</text:p>
      <text:p text:style-name="P1"/>
      <text:p text:style-name="P1">Stefan also delegated some bug fixes to Alex, such as ensuring that the Label objects could be transferred between the tile columns.</text:p>
      <text:p text:style-name="P1"/>
      <text:p text:style-name="P1">All members agreed to contribute towards final documentation and testing of this code, especially come next week.</text:p>
      <text:p text:style-name="P1"/>
      <text:p text:style-name="P1">After this delegation and note taking, Stefan sent an updated version of his code to the Instant Messenger platforms.</text:p>
      <text:p text:style-name="P1"/>
      <text:p text:style-name="P4">Stefan sent the details of this meeting to <text:span text:style-name="T3">Peter,</text:span> and members went their separate ways for the <text:span text:style-name="T2">afternoon</text:span>.</text:p>
      <text:p text:style-name="P2"/>
      <text:p text:style-name="P2">Meeting ended: <text:span text:style-name="T1">3:00 </text:span>p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9T19:09:11.408144319</meta:creation-date>
    <meta:generator>LibreOffice/5.2.7.2$Linux_X86_64 LibreOffice_project/20m0$Build-2</meta:generator>
    <dc:date>2020-03-09T19:20:40.326732727</dc:date>
    <meta:editing-duration>PT11M29S</meta:editing-duration>
    <meta:editing-cycles>1</meta:editing-cycles>
    <meta:document-statistic meta:table-count="0" meta:image-count="0" meta:object-count="0" meta:page-count="1" meta:paragraph-count="17" meta:word-count="276" meta:character-count="1659" meta:non-whitespace-character-count="1398"/>
  </office:meta>
</office:document-meta>
</file>